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number-rows-repeated="1047519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Veronica E. VanCleave-Seeley</dc:creator>
    <dc:date>2019-01-03T16:56:38Z</dc:date>
    <meta:editing-cycles>129</meta:editing-cycles>
    <meta:editing-duration>PT11402S</meta:editing-duration>
  </office:meta>
</office:document-meta>
</file>